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14" officeooo:paragraph-rsid="00172814"/>
    </style:style>
    <style:style style:name="P2" style:family="paragraph" style:parent-style-name="Standard">
      <style:text-properties officeooo:paragraph-rsid="00172814"/>
    </style:style>
    <style:style style:name="P3" style:family="paragraph" style:parent-style-name="Standard">
      <style:text-properties officeooo:paragraph-rsid="001c1dfa"/>
    </style:style>
    <style:style style:name="T1" style:family="text">
      <style:text-properties officeooo:rsid="00172814"/>
    </style:style>
    <style:style style:name="T2" style:family="text">
      <style:text-properties officeooo:rsid="00188a40"/>
    </style:style>
    <style:style style:name="T3" style:family="text">
      <style:text-properties officeooo:rsid="0019c168"/>
    </style:style>
    <style:style style:name="T4" style:family="text">
      <style:text-properties officeooo:rsid="001c1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Н<text:span text:style-name="T4">е стоит спешить удалять пунктуацию</text:span> <text:span text:style-name="T4">и не использовать лемматизациию</text:span><text:span text:style-name="T3">(1 бал)</text:span></text:p>
      <text:p text:style-name="P1"/>
      <text:p text:style-name="P3"><text:span text:style-name="T1">2. </text:span>Выделенные по PMI - это те пары слов, которые вместе встречаются заметно чаще, чем по отдельности, а самые частотные биграммы - просто часто встречающиеся пары слов<text:span text:style-name="T1">. (1 бал)</text:span></text:p>
      <text:p text:style-name="P1"/>
      <text:p text:style-name="P3"><text:span text:style-name="T1">3. </text:span>Unsupervised методы в условиях наличия хорошей обучающей выборки работают хуже, а в условиях ее маленького размера - лучше supervised. Выборку в этой задаче собирать сложно, поэтому как правило и прибегают к unsupervised методам.<text:span text:style-name="T3">(1 бал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0:35:29.025242183</meta:creation-date>
    <dc:date>2021-03-14T12:46:18.847800920</dc:date>
    <meta:editing-duration>PT10M52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3" meta:word-count="75" meta:character-count="492" meta:non-whitespace-character-count="420"/>
  </office:meta>
</office:document-meta>
</file>